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omic Sans MS" fo:font-size="13pt" fo:font-weight="normal" style:font-size-asian="13pt" style:font-weight-asian="normal" style:font-size-complex="13pt" style:font-weight-complex="normal"/>
    </style:style>
    <style:style style:name="P2" style:family="paragraph" style:parent-style-name="Standard">
      <style:paragraph-properties fo:text-align="center" style:justify-single-word="false"/>
      <style:text-properties style:font-name="Comic Sans MS" fo:font-size="13pt" fo:font-weight="bold" style:font-size-asian="13pt" style:font-weight-asian="bold" style:font-size-complex="13pt" style:font-weight-complex="bold"/>
    </style:style>
    <style:style style:name="P3" style:family="paragraph" style:parent-style-name="Standard">
      <style:paragraph-properties fo:text-align="justify" style:justify-single-word="false"/>
      <style:text-properties style:font-name="Comic Sans MS"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S Léa Guerre, vendredi 14 décembre</text:p>
      <text:p text:style-name="P1"/>
      <text:p text:style-name="P1">Léa est une élève scolarisée en CE1, au sein d'un groupe de 6 élèves. Elle cottoie la plupart de ces élèves depuis la PS.</text:p>
      <text:p text:style-name="P3"/>
      <text:p text:style-name="P3">Lecture </text:p>
      <text:p text:style-name="P1"/>
      <text:p text:style-name="P1"><text:tab/>Léa suit avec les autres CE1 et progresse au même rythme qu'eux. Elle déchiffre parfaitement bien et a une lecture très fluide. Elle réussit très bien les exercices de lecture fluence que je propose (lire le plus de mots possibles en une minute), c'est une des meilleures à cet exercice. Pour décoder elle n'a pas besoin de son AVS, mais la compréhension reste difficile. C'est le point faible de Léa, dans n'importe quelle discipline. Quand c'est l'enseignant qui lit à voix haute elle comprend mieux, mais dans un récit de ruse elle ne comprendra pas que le personnage a menti pour obtenir ce qu'il souhaite, elle a du mal à lire entre les lignes comme je le demande aux élèves de CE1. En ce moment nous apprenons à raconter une histoire avec ses propres mots. C'est un exercice très complexe pour Léa, elle a du mal à se faire des images mentales de ce qu'elle lit ou de ce qu'on lui lit, donc c'est difficile pour elle de redire avec ses propres mots... En littérature ses travaux de production d'écrit sont intéressants et plutôt pertinents. Je suis également très satisfaite des phrases qu'elle produit : les mots sont bien scindés, il n'y a pas de confusion de sons et elle est capable de réutiliser des mots qu'on a déjà appris ensemble (lors des dictées par exemple). </text:p>
      <text:p text:style-name="P1"/>
      <text:p text:style-name="P3">Dictée</text:p>
      <text:p text:style-name="P1"/>
      <text:p text:style-name="P1"><text:tab/>Bon travail dans ce domaine. Il semble que le travail à la maison soit très appliqué, Léa a tous ses mots justes, tous les jours ! </text:p>
      <text:p text:style-name="P1"/>
      <text:p text:style-name="P3">Ecriture </text:p>
      <text:p text:style-name="P3"/>
      <text:p text:style-name="P1">Léa a besoin de son AVS pour se concentrer et se canaliser pour bien écrire, notamment pour bien se repérer dans l'espace de la page. Quand Martine est absente, Léa n'écrit pas sur les lignes, pas contre la marge (Cf cahier d'entraînement) et je dois la recentrer sans arrêt ou elle n'avance pas. </text:p>
      <text:p text:style-name="P1"/>
      <text:p text:style-name="P3">Mathématiques</text:p>
      <text:p text:style-name="P1"/>
      <text:p text:style-name="P1"><text:tab/>C'est un domaine dans lequel Léa réussit très bien. C'est un élément <text:soft-page-break/>moteur de la classe. </text:p>
      <text:p text:style-name="P1"/>
      <text:p text:style-name="P3">Comportement</text:p>
      <text:p text:style-name="P1"/>
      <text:p text:style-name="P1">Léa est une élève qui a besoin de l'attention d'un adulte en permanence pour se concentrer. Elle a besoin de son approbation car elle n'a pas confiance en elle. Elle s'entend très bien avec son AVS, elle ose parfois plus travailler avec elle qu'avec l'enseignant. Elle est vite impressionnée, elle a peur de prendre la parole devant les autres. Elle a des copines dans la classe et n'est pas mise à l'écart par les autres enfants. Mais elle se laisse très facilement entraîner. Pour organiser son matériel elle a encore besoin de l'aide de l'adulte. </text:p>
      <text:p text:style-name="P1"/>
      <text:p text:style-name="P1">Pour conclure, Léa est une élève agréable, polie et volontaire. Je l'encourage à prendre des responsabilités dans la classe et ça lui plaît beaucoup de rendre service. Elle a besoin d'être modérée parfois si elle sent de l'agitation autour d'elle. Elle a tendance à être influencée par ce qui se passe autour, mais elle écoute les adultes et se calme rapidement. Grâce au soutien de son AVS Léa est en réuss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2-05T18:06:28.77</meta:creation-date>
    <dc:date>2018-12-05T20:36:21.98</dc:date>
    <dc:creator>Sabrina Agnellini</dc:creator>
    <meta:editing-duration>PT2H14M2S</meta:editing-duration>
    <meta:editing-cycles>3</meta:editing-cycles>
    <meta:generator>OpenOffice/4.1.5$Win32 OpenOffice.org_project/415m1$Build-9789</meta:generator>
    <meta:document-statistic meta:table-count="0" meta:image-count="0" meta:object-count="0" meta:page-count="2" meta:paragraph-count="13" meta:word-count="522" meta:character-count="2965"/>
  </office:meta>
</office:document-meta>
</file>